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5e275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966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end="Arrow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marker-end="Arrow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horizontal-align="center" draw:textarea-vertical-align="justify" draw:auto-grow-height="false"/>
      <style:paragraph-properties style:writing-mode="tb-rl"/>
    </style:style>
    <style:style style:name="gr11" style:family="graphic" style:parent-style-name="standard">
      <style:graphic-properties draw:marker-end="Arrow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6" draw:id="id6" draw:layer="layout" svg:width="2.9cm" svg:height="1.6cm" svg:x="0.55cm" svg:y="3.5cm">
          <text:p text:style-name="P1">Noise </text:p>
          <text:p text:style-name="P1">Filte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4cm" svg:height="1.6cm" svg:x="0.3cm" svg:y="0.3cm">
          <text:p text:style-name="P1">Twe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8cm" svg:height="5.8cm" svg:x="0.6cm" svg:y="6.7cm">
          <text:p text:style-name="P1">Raw 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6.3cm" svg:height="8.4cm" svg:x="4.8cm" svg:y="0.2cm">
          <text:p text:style-name="P1">Collections of tweet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cm" svg:height="8cm" svg:x="4.8cm" svg:y="9.7cm">
          <text:p text:style-name="P1">Individual twee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cm" svg:height="1.6cm" svg:x="5.6cm" svg:y="1.1cm">
          <text:p text:style-name="P1">Tweets of </text:p>
          <text:p text:style-name="P1">a us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4" draw:id="id4" draw:layer="layout" svg:width="4.5cm" svg:height="1.6cm" svg:x="10.3cm" svg:y="1.1cm">
          <text:p text:style-name="P1">Tweets of </text:p>
          <text:p text:style-name="P1">a us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3" draw:id="id3" draw:layer="layout" svg:width="4.5cm" svg:height="1.6cm" svg:x="15.6cm" svg:y="1.1cm">
          <text:p text:style-name="P1">Tweets of </text:p>
          <text:p text:style-name="P1">a us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2" draw:id="id2" draw:layer="layout" svg:width="4.25cm" svg:height="1.6cm" svg:x="10.45cm" svg:y="3cm">
          <text:p text:style-name="P1">Connection </text:p>
          <text:p text:style-name="P1">of user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1" draw:layer="layout" svg:x1="7.65cm" svg:y1="2.7cm" svg:x2="10.45cm" svg:y2="4cm" draw:start-shape="id1" draw:start-glue-point="7" draw:end-shape="id2" draw:end-glue-point="6" svg:d="m7650 2700v1300h2800" svg:viewBox="0 0 2801 1301">
          <text:p/>
        </draw:connector>
        <draw:connector draw:style-name="gr4" draw:text-style-name="P1" draw:layer="layout" svg:x1="17.65cm" svg:y1="2.7cm" svg:x2="14.3cm" svg:y2="4cm" draw:start-shape="id3" draw:start-glue-point="7" draw:end-shape="id2" draw:end-glue-point="8" svg:d="m17650 2700v1300h-3350" svg:viewBox="0 0 3351 1301">
          <text:p/>
        </draw:connector>
        <draw:connector draw:style-name="gr4" draw:text-style-name="P1" draw:layer="layout" svg:x1="12.35cm" svg:y1="2.7cm" svg:x2="12.375cm" svg:y2="3.4cm" draw:start-shape="id4" draw:start-glue-point="7" draw:end-shape="id2" draw:end-glue-point="5" svg:d="m12350 2700v151h25v549" svg:viewBox="0 0 26 701">
          <text:p/>
        </draw:connector>
        <draw:custom-shape draw:style-name="gr5" draw:text-style-name="P1" draw:layer="layout" svg:width="14.2cm" svg:height="1.3cm" svg:x="5.7cm" svg:y="5.1cm">
          <text:p text:style-name="P1">User-level LDA topic mode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7.1cm" svg:height="1.3cm" svg:x="5.7cm" svg:y="6.9cm">
          <text:p text:style-name="P1">User-topic distributi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7.1cm" svg:height="1.3cm" svg:x="12.8cm" svg:y="6.9cm">
          <text:p text:style-name="P1">Topic-word distributi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.5cm" svg:height="0.9cm" svg:x="11.6cm" svg:y="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9cm" svg:height="0.9cm" svg:x="8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7cm" svg:height="0.9cm" svg:x="15.1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4.4cm" svg:height="1.7cm" svg:x="5.6cm" svg:y="10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3cm" svg:height="1cm" svg:x="6.4cm" svg:y="11.2cm">
          <text:p text:style-name="P1">Twee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2.3cm" svg:height="1cm" svg:x="11.5cm" svg:y="11.2cm">
          <text:p text:style-name="P1">Twee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2.3cm" svg:height="1cm" svg:x="16.7cm" svg:y="11.2cm">
          <text:p text:style-name="P1">Twee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2cm" svg:height="2.8cm" svg:x="15.4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6.7cm" svg:height="1.7cm" svg:x="5.6cm" svg:y="12.9cm">
          <text:p text:style-name="P1">Sentiment analys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6.7cm" svg:height="1.7cm" svg:x="13.3cm" svg:y="12.9cm">
          <text:p text:style-name="P1">Topic analys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.6cm" svg:height="0.9cm" svg:x="8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6cm" svg:height="0.9cm" svg:x="15.6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4.4cm" svg:height="1.7cm" svg:x="5.6cm" svg:y="15.4cm">
          <text:p text:style-name="P1">Opinions of an individual twe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.6cm" svg:height="1.2cm" svg:x="8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6cm" svg:height="1.2cm" svg:x="15.7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1" draw:layer="layout" svg:x1="2cm" svg:y1="1.9cm" svg:x2="2cm" svg:y2="3.5cm" draw:start-shape="id5" draw:start-glue-point="2" draw:end-shape="id6" draw:end-glue-point="0" svg:d="m2000 1900v1600" svg:viewBox="0 0 1 1601">
          <text:p/>
        </draw:connector>
        <draw:connector draw:style-name="gr4" draw:text-style-name="P1" draw:layer="layout" svg:x1="2cm" svg:y1="5.1cm" svg:x2="2cm" svg:y2="6.7cm" draw:start-shape="id6" draw:start-glue-point="2" draw:end-shape="id7" draw:end-glue-point="5" svg:d="m2000 5100v1600" svg:viewBox="0 0 1 1601">
          <text:p/>
        </draw:connector>
        <draw:custom-shape draw:style-name="gr6" draw:text-style-name="P1" draw:layer="layout" svg:width="1.4cm" svg:height="3cm" svg:x="3.5cm" svg:y="7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9cm" svg:height="13.3cm" svg:x="22.6cm" svg:y="2.8cm">
          <text:p text:style-name="P1">Aggregation 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cm" svg:height="3cm" svg:x="21.2cm" svg:y="7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9cm" svg:height="13.3cm" svg:x="26cm" svg:y="2.8cm">
          <text:p text:style-name="P1">Subjectivity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cm" svg:height="3cm" svg:x="24.5cm" svg:y="7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9cm" svg:height="1.9cm" svg:x="5cm" svg:y="4.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9cm" svg:height="1.9cm" svg:x="5cm" svg:y="14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9cm" svg:height="1.9cm" svg:x="22.6cm" svg:y="13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Ubuntu" fo:font-size="24pt" fo:language="en" fo:country="US" style:font-name-asian="Ubuntu1" style:font-size-asian="24pt" style:language-asian="zh" style:country-asian="CN" style:font-name-complex="Ubuntu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Ubuntu" fo:font-family="Ubuntu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8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3-25T10:11:17.106933560</meta:creation-date>
    <dc:date>2014-03-27T09:55:07.801772759</dc:date>
    <dc:creator>xsongx </dc:creator>
    <meta:editing-duration>P1DT21H56M37S</meta:editing-duration>
    <meta:editing-cycles>3</meta:editing-cycles>
    <meta:generator>LibreOffice/4.1.3.2$Linux_X86_64 LibreOffice_project/410m0$Build-2</meta:generator>
    <meta:document-statistic meta:object-count="40"/>
  </office:meta>
</office:document-meta>
</file>